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margin-left="0.4916in">
        <style:tab-stops/>
      </style:paragraph-properties>
    </style:style>
    <style:style style:name="P19" style:parent-style-name="Normal" style:family="paragraph">
      <style:paragraph-properties fo:margin-left="0.4916in">
        <style:tab-stops/>
      </style:paragraph-properties>
    </style:style>
    <style:style style:name="P20" style:parent-style-name="Normal" style:family="paragraph">
      <style:paragraph-properties fo:margin-left="0.4916in">
        <style:tab-stops/>
      </style:paragraph-properties>
    </style:style>
    <style:style style:name="P21" style:parent-style-name="Normal" style:family="paragraph">
      <style:paragraph-properties fo:margin-left="0.4916in">
        <style:tab-stops/>
      </style:paragraph-properties>
    </style:style>
    <style:style style:name="P22" style:parent-style-name="Normal" style:family="paragraph">
      <style:paragraph-properties fo:margin-left="0.4916in">
        <style:tab-stops/>
      </style:paragraph-properties>
    </style:style>
    <style:style style:name="P23" style:parent-style-name="Normal" style:family="paragraph">
      <style:paragraph-properties fo:margin-left="0.4916in">
        <style:tab-stops/>
      </style:paragraph-properties>
    </style:style>
    <style:style style:name="P24" style:parent-style-name="Normal" style:family="paragraph">
      <style:paragraph-properties fo:margin-left="0.4916in">
        <style:tab-stops/>
      </style:paragraph-properties>
    </style:style>
    <style:style style:name="P25" style:parent-style-name="Normal" style:family="paragraph">
      <style:paragraph-properties fo:margin-left="0.4916in">
        <style:tab-stops/>
      </style:paragraph-properties>
    </style:style>
    <style:style style:name="P26" style:parent-style-name="Normal" style:family="paragraph">
      <style:paragraph-properties fo:margin-left="0.4916in">
        <style:tab-stops/>
      </style:paragraph-properties>
    </style:style>
    <style:style style:name="P27" style:parent-style-name="Normal" style:family="paragraph">
      <style:paragraph-properties fo:margin-left="0.4916in">
        <style:tab-stops/>
      </style:paragraph-properties>
    </style:style>
    <style:style style:name="P28" style:parent-style-name="Normal" style:family="paragraph">
      <style:paragraph-properties fo:margin-left="0.4916in">
        <style:tab-stops/>
      </style:paragraph-properties>
    </style:style>
    <style:style style:name="P29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Presidente (<text:span text:style-name="T2">DNI_presidente</text:span>, Nombre, apellidos, fecha_eleccion, fecha_nac)</text:p>
      <text:p text:style-name="Normal">*Equipo (Codigo_equi, nombre, estadio, aforo, ciudad, DNI_presidente*)</text:p>
      <text:p text:style-name="Normal">Partido (<text:span text:style-name="T3">Codigo_part</text:span>, fecha, codigoEquipoLocal*, codigoEquipoVisitante*)</text:p>
      <text:p text:style-name="Normal">Jugador (<text:span text:style-name="T4">Codigo_jugador</text:span>, nombre, posición, fecha_nac, código_equi*)</text:p>
      <text:p text:style-name="Normal">Goles<text:s/>(<text:span text:style-name="T5">Codigo_parti*, código_jugador*</text:span><text:span text:style-name="T6">,<text:s/></text:span>descripción, minuto<text:span text:style-name="T7">)</text:span></text:p>
      <text:p text:style-name="Normal">3FN: equipo no está en 3FN porque hay transitividad en equipo con estadio-aforo-ciudad</text:p>
      <text:p text:style-name="Normal">Solución:</text:p>
      <text:p text:style-name="Normal">Equipo (<text:span text:style-name="T8">Codigo_equi,</text:span><text:s/>nombre, <text:s/>estadio*)</text:p>
      <text:p text:style-name="Normal">Estadio (<text:span text:style-name="T9">Estadio, aforo</text:span>, ciudad)</text:p>
      <text:p text:style-name="Normal">-------------------------------------------------------------</text:p>
      <text:p text:style-name="Normal">Presidente (<text:span text:style-name="T10">DNI_presidente</text:span>, Nombre, apellidos, fecha_eleccion, fecha_nac)</text:p>
      <text:p text:style-name="Normal">Partido (<text:span text:style-name="T11">Codigo_part</text:span>, fecha, codigoEquipoLocal*, codigoEquipoVisitante*)</text:p>
      <text:p text:style-name="Normal">Jugador (<text:span text:style-name="T12">Codigo_jugador</text:span>, nombre, posición, fecha_nac, código_equi*)</text:p>
      <text:p text:style-name="Normal">Goles (<text:span text:style-name="T13">Codigo_parti*, código_jugador*</text:span><text:span text:style-name="T14">,<text:s/></text:span>descripción, minuto<text:span text:style-name="T15">)</text:span></text:p>
      <text:p text:style-name="Normal">Equipo (<text:span text:style-name="T16">Codigo_equi,</text:span><text:s/>nombre, <text:s/>estadio*, DNIPresi*)</text:p>
      <text:p text:style-name="Normal">Estadio (<text:span text:style-name="T17">Estadio,<text:s/></text:span>aforo,<text:s/>ciudad)</text:p>
      <text:p text:style-name="Normal"/>
      <text:p text:style-name="Normal">Aforo del estadio – 100.000</text:p>
      <text:p text:style-name="Normal">20 equipos</text:p>
      <text:p text:style-name="Normal">38 jornadas</text:p>
      <text:p text:style-name="Normal">20*38/760 partidos</text:p>
      <text:p text:style-name="Normal">500 jugadores</text:p>
      <text:p text:style-name="Normal">d. Crea las tablas en MYSQL procurando que las columnas tengan el tipo y tamaño adecuado y con las siguientes restricciones:<text:s/></text:p>
      <text:p text:style-name="P18">1. Todas las claves primarias y ajenas<text:s/></text:p>
      <text:p text:style-name="P19">2. No hay partidos en verano (desde el 21/06 al 21/09)<text:s/></text:p>
      <text:p text:style-name="P20">3. Los partidos no pueden durar más de 100 minutos incluyendo el descuento.</text:p>
      <text:p text:style-name="P21">4. La posición de un jugador puede ser Portero, Defensa, Centrocampista o Delantero.<text:s/></text:p>
      <text:p text:style-name="P22">5. Los jugadores han de tener como mínimo 16 años en el momento en que se dan de alta en la base de datos.<text:s/></text:p>
      <text:p text:style-name="P23">6. Si no se sabe el aforo de un estadio, se guardará un 0 por defecto.<text:s/></text:p>
      <text:p text:style-name="P24">7. La fecha de un partido es un campo obligatorio.<text:s/></text:p>
      <text:soft-page-break/>
      <text:p text:style-name="P25">8. Un partido se juega entre un EquipoLocal y EquipoVisitante NOTA: AUNQUE EN EL MODELO E/R TODOS SE LLAMEN A LOS IDENTIFICADORES PRINCIPALES codigo , LLAMALES: CodigoPartido, CodigoJugador y codigoEquipo<text:s/></text:p>
      <text:p text:style-name="Normal">e. Una vez creadas las tablas:<text:s/></text:p>
      <text:p text:style-name="P26">1. Añade una columna NumTitulos a la tabla Equipos.<text:s/></text:p>
      <text:p text:style-name="P27">2. Elimina la columna Ciudad.<text:s/></text:p>
      <text:p text:style-name="P28">3. Añade la restricción: Todos los equipos se han fundado después del año1890.</text:p>
      <text:p text:style-name="P29">4. Añade la restricción: La hora de comienzo de los partidos estará entre las 12:00 y las 22:00 hora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cturno</meta:initial-creator>
    <dc:creator>Nocturno</dc:creator>
    <meta:creation-date>2023-11-29T15:33:00Z</meta:creation-date>
    <dc:date>2023-11-29T16:57:00Z</dc:date>
    <meta:template xlink:href="Normal.dotm" xlink:type="simple"/>
    <meta:editing-cycles>1</meta:editing-cycles>
    <meta:editing-duration>PT5040S</meta:editing-duration>
    <meta:document-statistic meta:page-count="2" meta:paragraph-count="4" meta:word-count="329" meta:character-count="2137" meta:row-count="15" meta:non-whitespace-character-count="1812"/>
  </office:meta>
</office:document-meta>
</file>